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EGUIA GUTIERREZ, ANTHONY WILFREDO</text:span></text:p>
      <text:p text:style-name="P3"><text:span text:style-name="T6">CANT. TOTAL DE CAJAS: 7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7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ACHACAMAC</text:span></text:p>
      <text:p text:style-name="P6"/>
      <text:p text:style-name="P6">Recojo: <text:span text:style-name="T3">LEGUIA GUTIERREZ, ANTHONY WILFRE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20:36:2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